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7mm"/>
    </style:style>
    <style:style style:name="co2" style:family="table-column">
      <style:table-column-properties fo:break-before="auto" style:column-width="6.09mm"/>
    </style:style>
    <style:style style:name="co3" style:family="table-column">
      <style:table-column-properties fo:break-before="auto" style:column-width="70.3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82.55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10" table:default-cell-style-name="ce2"/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Generated on 2018-06-19 09:52:02 UTC <text:s text:c="29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5.127.13.1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15.127.13.188.bracnet.net</text:p>
          </table:table-cell>
          <table:table-cell office:value-type="string" calcext:value-type="string">
            <text:p>Banglade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RAC BDMail Network Ltd.</text:p>
          </table:table-cell>
          <table:table-cell office:value-type="string" calcext:value-type="string">
            <text:p>AS243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42.44.14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551510.ip-142-44-143.n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MontrÃ©al</text:p>
          </table:table-cell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Hangzhou</text:p>
          </table:table-cell>
          <table:table-cell table:style-name="ce9" office:value-type="string" calcext:value-type="string">
            <text:p>No.31 Jin-rong Street</text:p>
          </table:table-cell>
          <table:table-cell table:style-name="ce9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3.17.13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Telecom (Group)</text:p>
          </table:table-cell>
          <table:table-cell table:style-name="ce9" office:value-type="string" calcext:value-type="string">
            <text:p>AS4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2.7.26.1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henzhen</text:p>
          </table:table-cell>
          <table:table-cell table:style-name="ce9"/>
          <table:table-cell table:style-name="ce9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ng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No.288 Fu-chun Road</text:p>
          </table:table-cell>
          <table:table-cell table:style-name="ce9" office:value-type="string" calcext:value-type="string">
            <text:p>AS58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tatic.92.147.216.95.clients.your-server.de</text:p>
          </table:table-cell>
          <table:table-cell table:style-name="ce9" office:value-type="string" calcext:value-type="string">
            <text:p>Finland</text:p>
          </table:table-cell>
          <table:table-cell table:style-name="ce9" table:number-columns-repeated="2"/>
          <table:table-cell table:style-name="ce9" office:value-type="string" calcext:value-type="string">
            <text:p>Hetzner Online GmbH</text:p>
          </table:table-cell>
          <table:table-cell table:style-name="ce9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vn95-5-88-168-46-169.fbx.proxad.n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64.132.205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3048348.ip-164-132-205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ip13.ip-51-38-12.eu</text:p>
          </table:table-cell>
          <table:table-cell table:style-name="ce9" office:value-type="string" calcext:value-type="string">
            <text:p>France</text:p>
          </table:table-cell>
          <table:table-cell table:style-name="ce9" table:number-columns-repeated="2"/>
          <table:table-cell table:style-name="ce9" office:value-type="string" calcext:value-type="string">
            <text:p>OVH SAS</text:p>
          </table:table-cell>
          <table:table-cell table:style-name="ce9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91.121.14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unts.spac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6.105.48.1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1-48-105-86.static.arubacloud.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ruba SAS</text:p>
          </table:table-cell>
          <table:table-cell office:value-type="string" calcext:value-type="string">
            <text:p>AS200185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99.133.1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155.133.99.88.clients.your-server.de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3.42.21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IPTELECOM Global</text:p>
          </table:table-cell>
          <table:table-cell office:value-type="string" calcext:value-type="string">
            <text:p>AS639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oxmail.us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4" office:value-type="float" office:value="80211164164" calcext:value-type="float">
            <text:p>80.211.164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4-164-211-80.serverdedicati.aruba.it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uba S.p.A.</text:p>
          </table:table-cell>
          <table:table-cell office:value-type="string" calcext:value-type="string">
            <text:p>AS3103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20.75.241.2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61.84.23.3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4" office:value-type="float" office:value="112161187208" calcext:value-type="float">
            <text:p>112.161.187.2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4" office:value-type="float" office:value="175126189194" calcext:value-type="float">
            <text:p>175.126.189.19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SK Broadband Co Ltd</text:p>
          </table:table-cell>
          <table:table-cell office:value-type="string" calcext:value-type="string">
            <text:p>AS93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5.84.92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Lao People's Democratic Re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yabuli</text:p>
          </table:table-cell>
          <table:table-cell office:value-type="string" calcext:value-type="string">
            <text:p>Lao Telecom Communication <text:s/>LTC</text:p>
          </table:table-cell>
          <table:table-cell office:value-type="string" calcext:value-type="string">
            <text:p>AS98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1.77.13.1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r.gov.mw</text:p>
          </table:table-cell>
          <table:table-cell office:value-type="string" calcext:value-type="string">
            <text:p>Malawi</text:p>
          </table:table-cell>
          <table:table-cell table:number-columns-repeated="2"/>
          <table:table-cell office:value-type="string" calcext:value-type="string">
            <text:p>globe-as</text:p>
          </table:table-cell>
          <table:table-cell office:value-type="string" calcext:value-type="string">
            <text:p>AS370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3.149.105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lesk.cg.yu</text:p>
          </table:table-cell>
          <table:table-cell office:value-type="string" calcext:value-type="string">
            <text:p>Montene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rnogorski Telekom a.d.Podgorica</text:p>
          </table:table-cell>
          <table:table-cell office:value-type="string" calcext:value-type="string">
            <text:p>AS85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Panama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anama</text:p>
          </table:table-cell>
          <table:table-cell table:style-name="ce9" office:value-type="string" calcext:value-type="string">
            <text:p>Cable &amp; Wireless Panama</text:p>
          </table:table-cell>
          <table:table-cell table:style-name="ce9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2.75.10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mtp-relay.intersys.pl</text:p>
          </table:table-cell>
          <table:table-cell office:value-type="string" calcext:value-type="string">
            <text:p>Po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SUPERMEDIA Sp.z.o.o.</text:p>
          </table:table-cell>
          <table:table-cell office:value-type="string" calcext:value-type="string">
            <text:p>AS9085</text:p>
          </table:table-cell>
          <table:table-cell table:number-columns-repeated="1016"/>
        </table:table-row>
        <table:table-row table:style-name="ro1">
          <table:table-cell table:style-name="ce4" office:value-type="float" office:value="178215199131" calcext:value-type="float">
            <text:p>178.215.199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-178.215.199.131-internet.zabrze.debacom.pl</text:p>
          </table:table-cell>
          <table:table-cell office:value-type="string" calcext:value-type="string">
            <text:p>Po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DEBACOM Sp. z o.o.</text:p>
          </table:table-cell>
          <table:table-cell office:value-type="string" calcext:value-type="string">
            <text:p>AS51337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 Petersburg</text:p>
          </table:table-cell>
          <table:table-cell table:style-name="ce9" office:value-type="string" calcext:value-type="string">
            <text:p>Petersburg Internet Network ltd.</text:p>
          </table:table-cell>
          <table:table-cell table:style-name="ce9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yaae.top</text:p>
          </table:table-cell>
          <table:table-cell table:style-name="ce9" office:value-type="string" calcext:value-type="string">
            <text:p>Russian Federation</text:p>
          </table:table-cell>
          <table:table-cell table:style-name="ce9" table:number-columns-repeated="2"/>
          <table:table-cell table:style-name="ce9" office:value-type="string" calcext:value-type="string">
            <text:p>LLC Baxet</text:p>
          </table:table-cell>
          <table:table-cell table:style-name="ce9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table:number-columns-repeated="2"/>
          <table:table-cell table:style-name="ce9" office:value-type="string" calcext:value-type="string">
            <text:p>OOO Network of data-centers Selectel</text:p>
          </table:table-cell>
          <table:table-cell table:style-name="ce9"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group-ib.com</text:p>
          </table:table-cell>
          <table:table-cell office:value-type="string" calcext:value-type="string">
            <text:p>Seychel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e Aux Pins</text:p>
          </table:table-cell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no-reverse-dns-configured.com</text:p>
          </table:table-cell>
          <table:table-cell table:style-name="ce9" office:value-type="string" calcext:value-type="string">
            <text:p>Seychelles</text:p>
          </table:table-cell>
          <table:table-cell table:style-name="ce9" table:number-columns-repeated="2"/>
          <table:table-cell table:style-name="ce9" office:value-type="string" calcext:value-type="string">
            <text:p>Quasi Networks LTD.</text:p>
          </table:table-cell>
          <table:table-cell table:style-name="ce9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table:style-name="ce4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59-126-159-231.HINET-IP.hinet.net</text:p>
          </table:table-cell>
          <table:table-cell office:value-type="string" calcext:value-type="string">
            <text:p>Taiw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ichung</text:p>
          </table:table-cell>
          <table:table-cell office:value-type="string" calcext:value-type="string">
            <text:p>Data Communication Business Group</text:p>
          </table:table-cell>
          <table:table-cell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4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Hostkey B.v.</text:p>
          </table:table-cell>
          <table:table-cell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4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Hostkey B.v.</text:p>
          </table:table-cell>
          <table:table-cell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Solar Invest UK LTD.</text:p>
          </table:table-cell>
          <table:table-cell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Solar Invest UK LTD.</text:p>
          </table:table-cell>
          <table:table-cell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olindtabaen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TX</text:p>
          </table:table-cell>
          <table:table-cell table:style-name="ce9" office:value-type="string" calcext:value-type="string">
            <text:p>Addison</text:p>
          </table:table-cell>
          <table:table-cell table:style-name="ce9" office:value-type="string" calcext:value-type="string">
            <text:p>Eonix Corporation</text:p>
          </table:table-cell>
          <table:table-cell table:style-name="ce9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4.154.18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-chi-us-gp1-wk111.internet-census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census2.shodan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Chicago</text:p>
          </table:table-cell>
          <table:table-cell table:style-name="ce9" office:value-type="string" calcext:value-type="string">
            <text:p>SingleHop LLC</text:p>
          </table:table-cell>
          <table:table-cell table:style-name="ce9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table:style-name="ce4" office:value-type="float" office:value="159203126182" calcext:value-type="float">
            <text:p>159.203.126.18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J</text:p>
          </table:table-cell>
          <table:table-cell table:style-name="ce9" office:value-type="string" calcext:value-type="string">
            <text:p>Edison</text:p>
          </table:table-cell>
          <table:table-cell table:style-name="ce9" office:value-type="string" calcext:value-type="string">
            <text:p>LeaseWeb Netherlands B.V.</text:p>
          </table:table-cell>
          <table:table-cell table:style-name="ce9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73.94.83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ta-173-94-83-117.triad.rr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cksville</text:p>
          </table:table-cell>
          <table:table-cell office:value-type="string" calcext:value-type="string">
            <text:p>Time Warner Cable Internet LLC</text:p>
          </table:table-cell>
          <table:table-cell office:value-type="string" calcext:value-type="string">
            <text:p>AS1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s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ew York</text:p>
          </table:table-cell>
          <table:table-cell table:style-name="ce9" office:value-type="string" calcext:value-type="string">
            <text:p>Panix Network Information Center</text:p>
          </table:table-cell>
          <table:table-cell table:style-name="ce9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9.89.90.2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orth Berge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4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5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29.213.16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Oracle Corporation</text:p>
          </table:table-cell>
          <table:table-cell office:value-type="string" calcext:value-type="string">
            <text:p>AS318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Diego</text:p>
          </table:table-cell>
          <table:table-cell table:style-name="ce9" office:value-type="string" calcext:value-type="string">
            <text:p>CariNet <text:s/>Inc.</text:p>
          </table:table-cell>
          <table:table-cell table:style-name="ce9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c-72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d-23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b-80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ec2-54-153-64-247.us-west-1.compute.amazonaws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Jose</text:p>
          </table:table-cell>
          <table:table-cell table:style-name="ce9" office:value-type="string" calcext:value-type="string">
            <text:p>Amazon.com <text:s/>Inc.</text:p>
          </table:table-cell>
          <table:table-cell table:style-name="ce9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ta Clara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4" office:value-type="float" office:value="75115106134" calcext:value-type="float">
            <text:p>75.115.106.1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75-115-106-134.res.bh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BRIGHT HOUSE NETWORKS <text:s/>LLC</text:p>
          </table:table-cell>
          <table:table-cell office:value-type="string" calcext:value-type="string">
            <text:p>AS33363</text:p>
          </table:table-cell>
          <table:table-cell table:number-columns-repeated="1016"/>
        </table:table-row>
        <table:table-row table:style-name="ro1">
          <table:table-cell table:style-name="ce4" office:value-type="float" office:value="104196188182" calcext:value-type="float">
            <text:p>104.196.188.1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82.188.196.104.bc.googleusercontent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Google LLC</text:p>
          </table:table-cell>
          <table:table-cell office:value-type="string" calcext:value-type="string">
            <text:p>AS15169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73.95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vnpt.vn</text:p>
          </table:table-cell>
          <table:table-cell office:value-type="string" calcext:value-type="string">
            <text:p>Vietn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NPT Corp</text:p>
          </table:table-cell>
          <table:table-cell office:value-type="string" calcext:value-type="string">
            <text:p>AS45899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oxmail.us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vn95-5-88-168-46-169.fbx.proxad.net</text:p>
          </table:table-cell>
          <table:table-cell table:style-name="ce10" office:value-type="string" calcext:value-type="string">
            <text:p>France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Taverny</text:p>
          </table:table-cell>
          <table:table-cell table:style-name="ce10" office:value-type="string" calcext:value-type="string">
            <text:p>Free SAS</text:p>
          </table:table-cell>
          <table:table-cell table:style-name="ce10"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Alblasserda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59-126-159-231.HINET-IP.hinet.net</text:p>
          </table:table-cell>
          <table:table-cell table:style-name="ce10" office:value-type="string" calcext:value-type="string">
            <text:p>Taiwan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Taichung</text:p>
          </table:table-cell>
          <table:table-cell table:style-name="ce10" office:value-type="string" calcext:value-type="string">
            <text:p>Data Communication Business Group</text:p>
          </table:table-cell>
          <table:table-cell table:style-name="ce10"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43.179.83.13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table:number-columns-repeated="2"/>
          <table:table-cell table:style-name="ce10" office:value-type="string" calcext:value-type="string">
            <text:p>Tele 2 Nederland B.V.</text:p>
          </table:table-cell>
          <table:table-cell table:style-name="ce10" office:value-type="string" calcext:value-type="string">
            <text:p>AS13127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Petersburg Internet Network ltd.</text:p>
          </table:table-cell>
          <table:table-cell table:style-name="ce10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float" office:value="13229247253" calcext:value-type="float">
            <text:p>13.229.247.2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13-229-247-253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64.94.2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Chengdu</text:p>
          </table:table-cell>
          <table:table-cell table:style-name="ce10" office:value-type="string" calcext:value-type="string">
            <text:p>CHINANET SiChuan Telecom Internet Data Center</text:p>
          </table:table-cell>
          <table:table-cell table:style-name="ce10"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255.148.4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255-148-42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group-ib.com</text:p>
          </table:table-cell>
          <table:table-cell table:style-name="ce10" office:value-type="string" calcext:value-type="string">
            <text:p>Seychell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nse Aux Pins</text:p>
          </table:table-cell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.208.119.4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table:number-columns-repeated="2"/>
          <table:table-cell table:style-name="ce10" office:value-type="string" calcext:value-type="string">
            <text:p>NYI</text:p>
          </table:table-cell>
          <table:table-cell table:style-name="ce10" office:value-type="string" calcext:value-type="string">
            <text:p>AS1140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9.110.214.5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angzhou</text:p>
          </table:table-cell>
          <table:table-cell table:style-name="ce10" office:value-type="string" calcext:value-type="string">
            <text:p>Hangzhou Alibaba Advertising Co. Ltd.</text:p>
          </table:table-cell>
          <table:table-cell table:style-name="ce10" office:value-type="string" calcext:value-type="string">
            <text:p>AS3796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12.65.170.186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hanghai</text:p>
          </table:table-cell>
          <table:table-cell table:style-name="ce10" office:value-type="string" calcext:value-type="string">
            <text:p>China Unicom Shanghai network</text:p>
          </table:table-cell>
          <table:table-cell table:style-name="ce10" office:value-type="string" calcext:value-type="string">
            <text:p>AS17621</text:p>
          </table:table-cell>
          <table:table-cell table:number-columns-repeated="1016"/>
        </table:table-row>
        <table:table-row table:style-name="ro1">
          <table:table-cell table:style-name="ce11" office:value-type="float" office:value="197159128171" calcext:value-type="float">
            <text:p>197.159.128.17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Gha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ccra</text:p>
          </table:table-cell>
          <table:table-cell table:style-name="ce10" office:value-type="string" calcext:value-type="string">
            <text:p>Comsys (GH) Limited</text:p>
          </table:table-cell>
          <table:table-cell table:style-name="ce10" office:value-type="string" calcext:value-type="string">
            <text:p>AS3701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18.126.65.1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eijing</text:p>
          </table:table-cell>
          <table:table-cell table:style-name="ce10" office:value-type="string" calcext:value-type="string">
            <text:p>Shenzhen Tencent Computer Systems Company Limited</text:p>
          </table:table-cell>
          <table:table-cell table:style-name="ce10" office:value-type="string" calcext:value-type="string">
            <text:p>AS45090</text:p>
          </table:table-cell>
          <table:table-cell table:number-columns-repeated="1016"/>
        </table:table-row>
        <table:table-row table:style-name="ro1">
          <table:table-cell table:style-name="ce11" office:value-type="float" office:value="202104118177" calcext:value-type="float">
            <text:p>202.104.118.17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177.118.104.202.broad.sz.gd.dynamic.163data.com.cn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Guangzhou</text:p>
          </table:table-cell>
          <table:table-cell table:style-name="ce10" office:value-type="string" calcext:value-type="string">
            <text:p>No.31 Jin-rong Street</text:p>
          </table:table-cell>
          <table:table-cell table:style-name="ce10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11" office:value-type="float" office:value="193169252247" calcext:value-type="float">
            <text:p>193.169.252.24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number-columns-repeated="3" table:style-name="ce10" office:value-type="string" calcext:value-type="string">
            <text:p>N/A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5.101.40.9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1.92.144.14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ip-91-92-144-141.cinfuserver.com</text:p>
          </table:table-cell>
          <table:table-cell table:style-name="ce10" office:value-type="string" calcext:value-type="string">
            <text:p>Bulgaria</text:p>
          </table:table-cell>
          <table:table-cell table:style-name="ce10" table:number-columns-repeated="2"/>
          <table:table-cell table:style-name="ce10" office:value-type="string" calcext:value-type="string">
            <text:p>BelCloud Hosting Corporation</text:p>
          </table:table-cell>
          <table:table-cell table:style-name="ce10" office:value-type="string" calcext:value-type="string">
            <text:p>AS4490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48.19.59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kraine</text:p>
          </table:table-cell>
          <table:table-cell table:style-name="ce10" table:number-columns-repeated="2"/>
          <table:table-cell table:style-name="ce10" office:value-type="string" calcext:value-type="string">
            <text:p>Infium <text:s/>UAB</text:p>
          </table:table-cell>
          <table:table-cell table:style-name="ce10" office:value-type="string" calcext:value-type="string">
            <text:p>AS50297</text:p>
          </table:table-cell>
          <table:table-cell table:number-columns-repeated="1016"/>
        </table:table-row>
        <table:table-row table:style-name="ro1">
          <table:table-cell table:style-name="ce11" office:value-type="float" office:value="107170229236" calcext:value-type="float">
            <text:p>107.170.229.23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zg-0517a-142.stretchoid.com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Francisco</text:p>
          </table:table-cell>
          <table:table-cell table:style-name="ce10" office:value-type="string" calcext:value-type="string">
            <text:p>DigitalOcean <text:s/>LLC</text:p>
          </table:table-cell>
          <table:table-cell table:style-name="ce10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5.34.243.7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72.243.34.95.customer.cdi.no</text:p>
          </table:table-cell>
          <table:table-cell table:style-name="ce10" office:value-type="string" calcext:value-type="string">
            <text:p>Norw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steras</text:p>
          </table:table-cell>
          <table:table-cell table:style-name="ce10" office:value-type="string" calcext:value-type="string">
            <text:p>Telenor Norge AS</text:p>
          </table:table-cell>
          <table:table-cell table:style-name="ce10" office:value-type="string" calcext:value-type="string">
            <text:p>AS211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01.40.9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5.215.62.2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Spain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Valencia</text:p>
          </table:table-cell>
          <table:table-cell table:style-name="ce10" office:value-type="string" calcext:value-type="string">
            <text:p>Sologigabit <text:s/>S.L.U.</text:p>
          </table:table-cell>
          <table:table-cell table:style-name="ce10" office:value-type="string" calcext:value-type="string">
            <text:p>AS5693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96.52.43.9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group-ib.com</text:p>
          </table:table-cell>
          <table:table-cell table:style-name="ce10" office:value-type="string" calcext:value-type="string">
            <text:p>Seychell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nse Aux Pins</text:p>
          </table:table-cell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Petersburg Internet Network ltd.</text:p>
          </table:table-cell>
          <table:table-cell table:style-name="ce10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4.200.16.1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min-05-10-4971-ustx-b-prod.binaryedge.ninja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TX</text:p>
          </table:table-cell>
          <table:table-cell table:style-name="ce10" office:value-type="string" calcext:value-type="string">
            <text:p>Dallas</text:p>
          </table:table-cell>
          <table:table-cell table:style-name="ce10" office:value-type="string" calcext:value-type="string">
            <text:p>Linode <text:s/>LLC</text:p>
          </table:table-cell>
          <table:table-cell table:style-name="ce10" office:value-type="string" calcext:value-type="string">
            <text:p>AS6394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4.193.47.3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193-47-33.us-west-1.compute.amazonaws.com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Jos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7.42.16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table:number-columns-repeated="2"/>
          <table:table-cell table:style-name="ce10" office:value-type="string" calcext:value-type="string">
            <text:p>LLC Baxet</text:p>
          </table:table-cell>
          <table:table-cell table:style-name="ce10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4.102.49.19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cloud.census.shodan.io</text:p>
          </table:table-cell>
          <table:table-cell table:style-name="ce10" office:value-type="string" calcext:value-type="string">
            <text:p>Seychelles</text:p>
          </table:table-cell>
          <table:table-cell table:style-name="ce10" table:number-columns-repeated="2"/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85.35.63.56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Switzerland</text:p>
          </table:table-cell>
          <table:table-cell table:style-name="ce10" table:number-columns-repeated="2"/>
          <table:table-cell table:style-name="ce10" office:value-type="string" calcext:value-type="string">
            <text:p>Nagravision SA</text:p>
          </table:table-cell>
          <table:table-cell table:style-name="ce10" office:value-type="string" calcext:value-type="string">
            <text:p>AS4257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71.6.158.16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ninja.census.shodan.io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Diego</text:p>
          </table:table-cell>
          <table:table-cell table:style-name="ce10" office:value-type="string" calcext:value-type="string">
            <text:p>CariNet <text:s/>Inc.</text:p>
          </table:table-cell>
          <table:table-cell table:style-name="ce10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table:style-name="ce11" office:value-type="float" office:value="180136216113" calcext:value-type="float">
            <text:p>180.136.216.11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Nanning</text:p>
          </table:table-cell>
          <table:table-cell table:style-name="ce10" office:value-type="string" calcext:value-type="string">
            <text:p>No.31 Jin-rong Street</text:p>
          </table:table-cell>
          <table:table-cell table:style-name="ce10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7.42.16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table:number-columns-repeated="2"/>
          <table:table-cell table:style-name="ce10" office:value-type="string" calcext:value-type="string">
            <text:p>LLC Baxet</text:p>
          </table:table-cell>
          <table:table-cell table:style-name="ce10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float" office:value="46165243209" calcext:value-type="float">
            <text:p>46.165.243.209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Germany</text:p>
          </table:table-cell>
          <table:table-cell table:style-name="ce10" table:number-columns-repeated="2"/>
          <table:table-cell table:style-name="ce10" office:value-type="string" calcext:value-type="string">
            <text:p>Leaseweb Deutschland GmbH</text:p>
          </table:table-cell>
          <table:table-cell table:style-name="ce10" office:value-type="string" calcext:value-type="string">
            <text:p>AS28753</text:p>
          </table:table-cell>
          <table:table-cell table:number-columns-repeated="1016"/>
        </table:table-row>
        <table:table-row table:style-name="ro1" table:number-rows-repeated="10481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H352" table:contains-header="false">
          <table:sort>
            <table:sort-by table:field-number="3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ffff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-00-0000</text:date>, <text:time style:data-style-name="N2" text:time-value="12:23:20.99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6-19T12:38:12.085000000</dc:date>
    <meta:editing-cycles>14</meta:editing-cycles>
    <meta:editing-duration>PT37M33S</meta:editing-duration>
    <meta:document-statistic meta:table-count="1" meta:cell-count="2844" meta:object-count="0"/>
  </office:meta>
</office:document-meta>
</file>